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Context.hasResult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text.createInterceptor( InterceptorConfig config , Class baseClassOrInterf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terceptorContext.setResultOverride( Object newResult , 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orContext.addInterceptors( org . apache . beehive . netui . util . config . bean . InterceptorConfig [ ] configBeans , List interceptorsList , Class baseClassOrInterf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erceptorContext.addInterceptor( InterceptorConfig config , Class baseClassOrInterface , List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ceptorContext.getOverriding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text.getResult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